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Adresse">
      <style:graphic-properties draw:fill="solid" draw:fill-color="#ccffff" draw:textarea-horizontal-align="left" fo:padding-left="0.1cm" fo:padding-right="0cm"/>
    </style:style>
    <style:style style:name="gr2" style:family="graphic" style:parent-style-name="standard">
      <style:graphic-properties draw:stroke="dash" draw:stroke-dash="Ultrafine_20_Dashed"/>
    </style:style>
    <style:style style:name="gr3" style:family="graphic" style:parent-style-name="Adresse">
      <style:graphic-properties draw:fill="solid" draw:fill-color="#e6e6e6" draw:textarea-horizontal-align="left" fo:padding-left="0.1cm" fo:padding-right="0cm"/>
    </style:style>
    <style:style style:name="gr4" style:family="graphic" style:parent-style-name="Adresse">
      <style:graphic-properties draw:fill="solid" draw:fill-color="#e6e6e6" draw:textarea-horizontal-align="left" fo:padding-left="0.1cm" fo:padding-right="0cm"/>
    </style:style>
    <style:style style:name="gr5" style:family="graphic" style:parent-style-name="Grösse">
      <style:graphic-properties draw:stroke="none" draw:fill="none"/>
    </style:style>
    <style:style style:name="gr6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7" style:family="graphic" style:parent-style-name="Adresse">
      <style:graphic-properties draw:stroke="dash" draw:stroke-dash="Ultrafine_20_Dashed"/>
    </style:style>
    <style:style style:name="gr8" style:family="graphic" style:parent-style-name="standard">
      <style:graphic-properties draw:marker-end="Arrow" draw:marker-end-width="0.3cm"/>
    </style:style>
    <style:style style:name="gr9" style:family="graphic" style:parent-style-name="standard">
      <style:graphic-properties draw:stroke="none" svg:stroke-color="#000000" draw:fill="none" draw:fill-color="#ffffff" fo:min-height="0.75cm"/>
    </style:style>
    <style:style style:name="gr10" style:family="graphic" style:parent-style-name="Adresse">
      <style:graphic-properties draw:fill="solid" draw:fill-color="#ffffcc" draw:textarea-horizontal-align="left" fo:padding-left="0.1cm" fo:padding-right="0cm"/>
    </style:style>
    <style:style style:name="gr11" style:family="graphic" style:parent-style-name="objectwithoutfill">
      <style:graphic-properties draw:stroke="dash" draw:stroke-dash="Ultrafine_20_Dashed" draw:fill="none"/>
    </style:style>
    <style:style style:name="gr12" style:family="graphic" style:parent-style-name="Adresse">
      <style:graphic-properties draw:textarea-horizontal-align="center"/>
    </style:style>
    <style:style style:name="gr13" style:family="graphic" style:parent-style-name="Exception_20_Beschreibung">
      <style:graphic-properties draw:stroke="none" draw:fill="none"/>
    </style:style>
    <style:style style:name="gr14" style:family="graphic" style:parent-style-name="standard">
      <style:graphic-properties draw:stroke="none" svg:stroke-color="#000000" draw:fill="none" draw:fill-color="#ffffff" fo:min-height="1cm" fo:padding-left="0cm"/>
    </style:style>
    <style:style style:name="gr15" style:family="graphic" style:parent-style-name="standard">
      <style:graphic-properties draw:fill="none" draw:textarea-vertical-align="middle" draw:auto-grow-height="false" fo:min-height="0.749cm" fo:min-width="0.499cm"/>
    </style:style>
    <style:style style:name="gr16" style:family="graphic" style:parent-style-name="standard">
      <style:graphic-properties draw:stroke="none" svg:stroke-color="#000000" draw:fill="none" draw:fill-color="#ffffff" draw:textarea-horizontal-align="center" fo:min-height="0.75cm" fo:padding-left="0cm"/>
    </style:style>
    <style:style style:name="gr17" style:family="graphic" style:parent-style-name="Adresse">
      <style:graphic-properties draw:textarea-horizontal-align="left" fo:padding-left="0.1cm" fo:padding-right="0cm"/>
    </style:style>
    <style:style style:name="gr18" style:family="graphic" style:parent-style-name="Adresse">
      <style:graphic-properties draw:textarea-horizontal-align="right" fo:padding-left="0.1cm" fo:padding-right="0cm"/>
    </style:style>
    <style:style style:name="gr19" style:family="graphic" style:parent-style-name="Adresse">
      <style:graphic-properties draw:textarea-horizontal-align="left" fo:padding-left="0.1cm" fo:padding-right="0cm"/>
    </style:style>
    <style:style style:name="gr20" style:family="graphic" style:parent-style-name="standard">
      <style:graphic-properties draw:stroke="none" svg:stroke-color="#000000" draw:fill="none" draw:fill-color="#ffffff" draw:textarea-horizontal-align="center" draw:textarea-vertical-align="top" fo:min-height="0.75cm" fo:padding-left="0cm"/>
    </style:style>
    <style:style style:name="gr21" style:family="graphic" style:parent-style-name="standard">
      <style:graphic-properties draw:stroke="none" svg:stroke-color="#000000" draw:fill="none" draw:fill-color="#ffffff" draw:textarea-vertical-align="top" fo:min-height="1.75cm" fo:padding-left="0cm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family="Arial" style:font-family-generic="swiss" style:font-pitch="variable"/>
    </style:style>
    <style:style style:name="P5" style:family="paragraph">
      <style:text-properties fo:font-family="Arial" style:font-family-generic="swiss" style:font-pitch="variable" fo:font-size="10pt" style:font-size-asian="10pt" style:font-size-complex="10pt"/>
    </style:style>
    <style:style style:name="P6" style:family="paragraph">
      <style:text-properties fo:font-family="Arial" style:font-family-generic="swiss" style:font-pitch="variable" fo:font-size="8pt" style:font-size-asian="8pt" style:font-size-complex="8pt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family="Arial" style:font-family-generic="swiss" style:font-pitch="variable"/>
    </style:style>
    <style:style style:name="T2" style:family="text">
      <style:text-properties fo:font-family="Arial" style:font-family-generic="swiss" style:font-pitch="variable" fo:font-size="10pt" style:font-size-asian="10pt" style:font-size-complex="10pt"/>
    </style:style>
    <style:style style:name="T3" style:family="text">
      <style:text-properties fo:font-family="Arial" style:font-family-generic="swiss" style:font-pitch="variable" fo:font-size="8pt" style:font-size-asian="8pt" style:font-size-complex="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7.25cm" svg:height="2.5cm" svg:x="21.75cm" svg:y="16cm">
          <text:p/>
        </draw:rect>
        <draw:line draw:style-name="gr2" draw:text-style-name="P2" draw:layer="layout" svg:x1="10.5cm" svg:y1="3.5cm" svg:x2="14cm" svg:y2="3.5cm">
          <text:p/>
        </draw:line>
        <draw:rect draw:style-name="gr3" draw:text-style-name="P1" xml:id="id2" draw:id="id2" draw:layer="layout" svg:width="4cm" svg:height="1cm" svg:x="6.5cm" svg:y="14.5cm">
          <text:p/>
        </draw:rect>
        <draw:rect draw:style-name="gr3" draw:text-style-name="P1" xml:id="id3" draw:id="id3" draw:layer="layout" svg:width="4cm" svg:height="1cm" svg:x="6.5cm" svg:y="22.5cm">
          <text:p/>
        </draw:rect>
        <draw:rect draw:style-name="gr4" draw:text-style-name="P1" xml:id="id1" draw:id="id1" draw:layer="layout" svg:width="4cm" svg:height="1cm" svg:x="6.5cm" svg:y="2.5cm">
          <text:p text:style-name="P1">Dual-mapped:</text:p>
        </draw:rect>
        <draw:rect draw:style-name="standard" draw:text-style-name="P2" draw:layer="layout" svg:width="8cm" svg:height="2cm" svg:x="2.5cm" svg:y="2.5cm">
          <text:p text:style-name="P3">Internal Flash A</text:p>
        </draw:rect>
        <draw:rect draw:style-name="standard" draw:text-style-name="P2" draw:layer="layout" svg:width="8cm" svg:height="1.5cm" svg:x="2.5cm" svg:y="4.5cm">
          <text:p text:style-name="P2">Internal Flash B</text:p>
        </draw:rect>
        <draw:rect draw:style-name="standard" draw:text-style-name="P2" draw:layer="layout" svg:width="8cm" svg:height="1cm" svg:x="2.5cm" svg:y="7.5cm">
          <text:p text:style-name="P2">Dual Port TPU RAM</text:p>
        </draw:rect>
        <draw:rect draw:style-name="standard" draw:text-style-name="P2" draw:layer="layout" svg:width="8cm" svg:height="1.25cm" svg:x="2.5cm" svg:y="10cm">
          <text:p text:style-name="P2">Internal RAM A</text:p>
        </draw:rect>
        <draw:rect draw:style-name="standard" draw:text-style-name="P2" draw:layer="layout" svg:width="8cm" svg:height="1.5cm" svg:x="2.5cm" svg:y="11.25cm">
          <text:p text:style-name="P2">Internal RAM B</text:p>
        </draw:rect>
        <draw:rect draw:style-name="Adresse" draw:layer="layout" svg:width="2cm" svg:height="0.5cm" svg:x="0.5cm" svg:y="2.5cm">
          <text:p text:style-name="P1">0x0000'0000</text:p>
        </draw:rect>
        <draw:rect draw:style-name="Adresse" draw:layer="layout" svg:width="2cm" svg:height="0.5cm" svg:x="0.5cm" svg:y="4cm">
          <text:p text:style-name="P1">0x0003'FFFF</text:p>
        </draw:rect>
        <draw:rect draw:style-name="Adresse" draw:layer="layout" svg:width="2cm" svg:height="0.5cm" svg:x="0.5cm" svg:y="4.5cm">
          <text:p text:style-name="P2">0x0004'0000</text:p>
        </draw:rect>
        <draw:rect draw:style-name="Adresse" draw:layer="layout" svg:width="2cm" svg:height="0.5cm" svg:x="0.5cm" svg:y="5.5cm">
          <text:p text:style-name="P2">0x0006'FFFF</text:p>
        </draw:rect>
        <draw:rect draw:style-name="Adresse" draw:layer="layout" svg:width="2cm" svg:height="0.5cm" svg:x="0.5cm" svg:y="7.5cm">
          <text:p text:style-name="P2">0x0030'0000</text:p>
        </draw:rect>
        <draw:rect draw:style-name="Adresse" draw:layer="layout" svg:width="2cm" svg:height="0.5cm" svg:x="0.5cm" svg:y="8cm">
          <text:p text:style-name="P2">0x0030'0200</text:p>
        </draw:rect>
        <draw:rect draw:style-name="Adresse" draw:layer="layout" svg:width="2cm" svg:height="0.5cm" svg:x="0.5cm" svg:y="10cm">
          <text:p text:style-name="P2">0x003F'9800</text:p>
        </draw:rect>
        <draw:rect draw:style-name="Adresse" draw:layer="layout" svg:width="2cm" svg:height="0.5cm" svg:x="0.5cm" svg:y="10.75cm">
          <text:p text:style-name="P2">0x003F'BFFF</text:p>
        </draw:rect>
        <draw:rect draw:style-name="Adresse" draw:layer="layout" svg:width="2cm" svg:height="0.5cm" svg:x="0.5cm" svg:y="11.25cm">
          <text:p text:style-name="P2">0x003F'C000</text:p>
        </draw:rect>
        <draw:rect draw:style-name="Adresse" draw:layer="layout" svg:width="2cm" svg:height="0.5cm" svg:x="0.5cm" svg:y="12.25cm">
          <text:p text:style-name="P2">0x003F'FFFF</text:p>
        </draw:rect>
        <draw:rect draw:style-name="gr5" draw:text-style-name="P4" draw:layer="layout" svg:width="1.5cm" svg:height="2cm" svg:x="9cm" svg:y="2.5cm">
          <text:p text:style-name="P4"><text:span text:style-name="T1">256 </text:span><text:span text:style-name="T1">KiB</text:span></text:p>
        </draw:rect>
        <draw:rect draw:style-name="gr5" draw:text-style-name="P4" draw:layer="layout" svg:width="1.5cm" svg:height="1.5cm" svg:x="9cm" svg:y="4.5cm">
          <text:p text:style-name="P4"><text:span text:style-name="T1">192 </text:span><text:span text:style-name="T1">KiB</text:span></text:p>
        </draw:rect>
        <draw:rect draw:style-name="gr5" draw:text-style-name="P4" draw:layer="layout" svg:width="1.5cm" svg:height="1cm" svg:x="9cm" svg:y="7.5cm">
          <text:p text:style-name="P4"><text:span text:style-name="T1">6 </text:span><text:span text:style-name="T1">KiB</text:span></text:p>
        </draw:rect>
        <draw:rect draw:style-name="gr5" draw:text-style-name="P4" draw:layer="layout" svg:width="1.5cm" svg:height="1.25cm" svg:x="9cm" svg:y="10cm">
          <text:p text:style-name="P4"><text:span text:style-name="T1">10 </text:span><text:span text:style-name="T1">KiB</text:span></text:p>
        </draw:rect>
        <draw:rect draw:style-name="gr5" draw:text-style-name="P4" draw:layer="layout" svg:width="1.5cm" svg:height="1.5cm" svg:x="9cm" svg:y="11.25cm">
          <text:p text:style-name="P4"><text:span text:style-name="T1">16 </text:span><text:span text:style-name="T1">KiB</text:span></text:p>
        </draw:rect>
        <draw:rect draw:style-name="standard" draw:text-style-name="P2" draw:layer="layout" svg:width="8cm" svg:height="3.5cm" svg:x="2.5cm" svg:y="14.5cm">
          <text:p text:style-name="P2">External RAM</text:p>
        </draw:rect>
        <draw:rect draw:style-name="Adresse" draw:layer="layout" svg:width="2cm" svg:height="0.5cm" svg:x="0.5cm" svg:y="14.5cm">
          <text:p text:style-name="P2">0x0080'0000</text:p>
        </draw:rect>
        <draw:rect draw:style-name="Adresse" draw:layer="layout" svg:width="2cm" svg:height="0.5cm" svg:x="0.5cm" svg:y="17.5cm">
          <text:p text:style-name="P2">0x09F'FFFF</text:p>
        </draw:rect>
        <draw:rect draw:style-name="gr5" draw:text-style-name="P4" draw:layer="layout" svg:width="1.5cm" svg:height="3.5cm" svg:x="9cm" svg:y="14.5cm">
          <text:p text:style-name="P4"><text:span text:style-name="T1">2 </text:span><text:span text:style-name="T1">MiB</text:span></text:p>
        </draw:rect>
        <draw:rect draw:style-name="standard" draw:text-style-name="P2" draw:layer="layout" svg:width="8cm" svg:height="6.5cm" svg:x="2.5cm" svg:y="22.5cm">
          <text:p text:style-name="P2">External Flash</text:p>
        </draw:rect>
        <draw:rect draw:style-name="Adresse" draw:layer="layout" svg:width="2cm" svg:height="0.5cm" svg:x="0.5cm" svg:y="22.5cm">
          <text:p text:style-name="P2">0x0100'0000</text:p>
        </draw:rect>
        <draw:rect draw:style-name="Adresse" draw:layer="layout" svg:width="2cm" svg:height="0.5cm" svg:x="0.5cm" svg:y="28.5cm">
          <text:p text:style-name="P2">0x013F'FFFF</text:p>
        </draw:rect>
        <draw:rect draw:style-name="gr5" draw:text-style-name="P4" draw:layer="layout" svg:width="1.5cm" svg:height="6.5cm" svg:x="9cm" svg:y="22.5cm">
          <text:p text:style-name="P4"><text:span text:style-name="T1">4 </text:span><text:span text:style-name="T1">MiB</text:span></text:p>
        </draw:rect>
        <draw:line draw:style-name="gr6" draw:text-style-name="P2" draw:layer="layout" svg:x1="10.5cm" svg:y1="6cm" svg:x2="10.5cm" svg:y2="7.5cm">
          <text:p/>
        </draw:line>
        <draw:line draw:style-name="gr7" draw:layer="layout" svg:x1="2.5cm" svg:y1="6cm" svg:x2="2.5cm" svg:y2="7.5cm">
          <text:p/>
        </draw:line>
        <draw:line draw:style-name="gr6" draw:text-style-name="P2" draw:layer="layout" svg:x1="10.5cm" svg:y1="8.5cm" svg:x2="10.5cm" svg:y2="10cm">
          <text:p/>
        </draw:line>
        <draw:line draw:style-name="gr6" draw:text-style-name="P2" draw:layer="layout" svg:x1="10.5cm" svg:y1="12.75cm" svg:x2="10.5cm" svg:y2="14.5cm">
          <text:p/>
        </draw:line>
        <draw:line draw:style-name="gr6" draw:text-style-name="P2" draw:layer="layout" svg:x1="10.5cm" svg:y1="18cm" svg:x2="10.5cm" svg:y2="22.5cm">
          <text:p/>
        </draw:line>
        <draw:line draw:style-name="gr7" draw:layer="layout" svg:x1="2.5cm" svg:y1="18cm" svg:x2="2.5cm" svg:y2="22.5cm">
          <text:p/>
        </draw:line>
        <draw:line draw:style-name="gr7" draw:layer="layout" svg:x1="2.5cm" svg:y1="12.75cm" svg:x2="2.5cm" svg:y2="14.5cm">
          <text:p/>
        </draw:line>
        <draw:line draw:style-name="gr7" draw:layer="layout" svg:x1="2.5cm" svg:y1="8.5cm" svg:x2="2.5cm" svg:y2="10cm">
          <text:p/>
        </draw:line>
        <draw:rect draw:style-name="Adresse" draw:layer="layout" svg:width="1.75cm" svg:height="0.5cm" svg:x="8.75cm" svg:y="2.5cm">
          <text:p text:style-name="P1">0x0000'0000</text:p>
        </draw:rect>
        <draw:rect draw:style-name="Adresse" draw:layer="layout" svg:width="1.75cm" svg:height="0.5cm" svg:x="8.75cm" svg:y="3cm">
          <text:p text:style-name="P1">0x0000'7FFF</text:p>
        </draw:rect>
        <draw:rect draw:style-name="Adresse" draw:layer="layout" svg:width="1.75cm" svg:height="0.5cm" svg:x="8.75cm" svg:y="14.5cm">
          <text:p text:style-name="P1">0x0080'0000</text:p>
        </draw:rect>
        <draw:rect draw:style-name="Adresse" draw:layer="layout" svg:width="1.75cm" svg:height="0.5cm" svg:x="8.75cm" svg:y="15cm">
          <text:p text:style-name="P1">0x0080'7FFF</text:p>
        </draw:rect>
        <draw:rect draw:style-name="Adresse" draw:layer="layout" svg:width="1.75cm" svg:height="0.5cm" svg:x="8.75cm" svg:y="22.5cm">
          <text:p text:style-name="P1">0x0100'0000</text:p>
        </draw:rect>
        <draw:rect draw:style-name="Adresse" draw:layer="layout" svg:width="1.75cm" svg:height="0.5cm" svg:x="8.75cm" svg:y="23cm">
          <text:p text:style-name="P1">0x0100'7FFF</text:p>
        </draw:rect>
        <draw:connector draw:style-name="gr8" draw:text-style-name="P2" draw:layer="layout" draw:type="curve" draw:line-skew="2.5cm" svg:x1="10.5cm" svg:y1="3cm" svg:x2="10.5cm" svg:y2="15cm" draw:start-shape="id1" draw:start-glue-point="1" draw:end-shape="id2" draw:end-glue-point="1" svg:d="m10500 3000c4500 0 4500 12000 0 12000">
          <text:p/>
        </draw:connector>
        <draw:connector draw:style-name="gr8" draw:text-style-name="P2" draw:layer="layout" draw:type="curve" draw:line-skew="4cm" svg:x1="10.5cm" svg:y1="3cm" svg:x2="10.5cm" svg:y2="23cm" draw:start-shape="id1" draw:start-glue-point="1" draw:end-shape="id3" draw:end-glue-point="1" svg:d="m10500 3000c6750 0 6750 20000 0 20000">
          <text:p/>
        </draw:connector>
        <draw:frame draw:style-name="gr9" draw:layer="layout" svg:width="3cm" svg:height="0.75cm" draw:transform="rotate (1.5707963267949) translate (13.25cm 10.5cm)">
          <draw:text-box>
            <text:p>Boot from RAM</text:p>
          </draw:text-box>
        </draw:frame>
        <draw:frame draw:style-name="gr9" draw:layer="layout" svg:width="3cm" svg:height="0.75cm" draw:transform="rotate (1.5707963267949) translate (15cm 14.5cm)">
          <draw:text-box>
            <text:p>Boot from Flash</text:p>
          </draw:text-box>
        </draw:frame>
        <draw:rect draw:style-name="gr10" draw:text-style-name="P1" draw:layer="layout" svg:width="7.25cm" svg:height="13.5cm" svg:x="21.75cm" svg:y="2.5cm">
          <text:p/>
        </draw:rect>
        <draw:rect draw:style-name="Adresse" draw:layer="layout" svg:width="1.75cm" svg:height="0.5cm" svg:x="20cm" svg:y="2.5cm">
          <text:p text:style-name="P1">0x0000'0000</text:p>
        </draw:rect>
        <draw:rect draw:style-name="Adresse" draw:layer="layout" svg:width="1.75cm" svg:height="0.5cm" svg:x="20cm" svg:y="3cm">
          <text:p text:style-name="P1">0x0000'0100</text:p>
        </draw:rect>
        <draw:line draw:style-name="gr2" draw:text-style-name="P2" draw:layer="layout" svg:x1="10.5cm" svg:y1="2.5cm" svg:x2="21.75cm" svg:y2="2.5cm">
          <text:p/>
        </draw:line>
        <draw:path draw:style-name="gr11" draw:text-style-name="P2" draw:layer="layout" svg:width="5.999cm" svg:height="17.502cm" svg:x="14cm" svg:y="3.5cm" svg:viewBox="0 0 6000 17503" svg:d="m0 0c6000 0 0 17750 6000 17500">
          <text:p/>
        </draw:path>
        <draw:rect draw:style-name="Adresse" draw:layer="layout" svg:width="1.75cm" svg:height="0.5cm" svg:x="20cm" svg:y="3.5cm">
          <text:p text:style-name="P1">0x0000'0200</text:p>
        </draw:rect>
        <draw:rect draw:style-name="Adresse" draw:layer="layout" svg:width="1.75cm" svg:height="0.5cm" svg:x="20cm" svg:y="4cm">
          <text:p text:style-name="P1">0x0000'0300</text:p>
        </draw:rect>
        <draw:rect draw:style-name="Adresse" draw:layer="layout" svg:width="1.75cm" svg:height="0.5cm" svg:x="20cm" svg:y="4.5cm">
          <text:p text:style-name="P1">0x0000'0400</text:p>
        </draw:rect>
        <draw:rect draw:style-name="Adresse" draw:layer="layout" svg:width="1.75cm" svg:height="0.5cm" svg:x="20cm" svg:y="5cm">
          <text:p text:style-name="P1">0x0000'0500</text:p>
        </draw:rect>
        <draw:rect draw:style-name="Adresse" draw:layer="layout" svg:width="1.75cm" svg:height="0.5cm" svg:x="20cm" svg:y="5.5cm">
          <text:p text:style-name="P1">0x0000'0600</text:p>
        </draw:rect>
        <draw:rect draw:style-name="Adresse" draw:layer="layout" svg:width="1.75cm" svg:height="0.5cm" svg:x="20cm" svg:y="6cm">
          <text:p text:style-name="P1">0x0000'0700</text:p>
        </draw:rect>
        <draw:rect draw:style-name="Adresse" draw:layer="layout" svg:width="1.75cm" svg:height="0.5cm" svg:x="20cm" svg:y="6.5cm">
          <text:p text:style-name="P1">0x0000'0800</text:p>
        </draw:rect>
        <draw:rect draw:style-name="Adresse" draw:layer="layout" svg:width="1.75cm" svg:height="0.5cm" svg:x="20cm" svg:y="7cm">
          <text:p text:style-name="P1">0x0000'0900</text:p>
        </draw:rect>
        <draw:rect draw:style-name="Adresse" draw:layer="layout" svg:width="1.75cm" svg:height="0.5cm" svg:x="20cm" svg:y="7.5cm">
          <text:p text:style-name="P1">0x0000'0A00</text:p>
        </draw:rect>
        <draw:rect draw:style-name="Adresse" draw:layer="layout" svg:width="1.75cm" svg:height="0.5cm" svg:x="20cm" svg:y="8cm">
          <text:p text:style-name="P1">0x0000'0B00</text:p>
        </draw:rect>
        <draw:rect draw:style-name="Adresse" draw:layer="layout" svg:width="1.75cm" svg:height="0.5cm" svg:x="20cm" svg:y="8.5cm">
          <text:p text:style-name="P1">0x0000'0C00</text:p>
        </draw:rect>
        <draw:rect draw:style-name="Adresse" draw:layer="layout" svg:width="1.75cm" svg:height="0.5cm" svg:x="20cm" svg:y="9cm">
          <text:p text:style-name="P1">0x0000'0D00</text:p>
        </draw:rect>
        <draw:rect draw:style-name="Adresse" draw:layer="layout" svg:width="1.75cm" svg:height="0.5cm" svg:x="20cm" svg:y="9.5cm">
          <text:p text:style-name="P1">0x0000'0E00</text:p>
        </draw:rect>
        <draw:rect draw:style-name="Adresse" draw:layer="layout" svg:width="1.75cm" svg:height="0.5cm" svg:x="20cm" svg:y="10cm">
          <text:p text:style-name="P1">0x0000'1000</text:p>
        </draw:rect>
        <draw:rect draw:style-name="Adresse" draw:layer="layout" svg:width="1.75cm" svg:height="0.5cm" svg:x="20cm" svg:y="10.5cm">
          <text:p text:style-name="P1">0x0000'1100</text:p>
        </draw:rect>
        <draw:rect draw:style-name="Adresse" draw:layer="layout" svg:width="1.75cm" svg:height="0.5cm" svg:x="20cm" svg:y="11cm">
          <text:p text:style-name="P1">0x0000'1200</text:p>
        </draw:rect>
        <draw:rect draw:style-name="Adresse" draw:layer="layout" svg:width="1.75cm" svg:height="0.5cm" svg:x="20cm" svg:y="11.5cm">
          <text:p text:style-name="P1">0x0000'1300</text:p>
        </draw:rect>
        <draw:rect draw:style-name="Adresse" draw:layer="layout" svg:width="1.75cm" svg:height="0.5cm" svg:x="20cm" svg:y="12cm">
          <text:p text:style-name="P1">0x0000'1400</text:p>
        </draw:rect>
        <draw:rect draw:style-name="Adresse" draw:layer="layout" svg:width="1.75cm" svg:height="0.5cm" svg:x="20cm" svg:y="12.5cm">
          <text:p text:style-name="P1">0x0000'1500</text:p>
        </draw:rect>
        <draw:rect draw:style-name="gr12" draw:text-style-name="P2" draw:layer="layout" svg:width="1.75cm" svg:height="0.5cm" svg:x="20cm" svg:y="13cm">
          <text:p text:style-name="P2">⋮</text:p>
        </draw:rect>
        <draw:rect draw:style-name="Adresse" draw:layer="layout" svg:width="1.75cm" svg:height="0.5cm" svg:x="20cm" svg:y="13.5cm">
          <text:p text:style-name="P1">0x0000'1BFF</text:p>
        </draw:rect>
        <draw:rect draw:style-name="Adresse" draw:layer="layout" svg:width="1.75cm" svg:height="0.5cm" svg:x="20cm" svg:y="14cm">
          <text:p text:style-name="P1">0x0000'1C00</text:p>
        </draw:rect>
        <draw:rect draw:style-name="Adresse" draw:layer="layout" svg:width="1.75cm" svg:height="0.5cm" svg:x="20cm" svg:y="14.5cm">
          <text:p text:style-name="P1">0x0000'1D00</text:p>
        </draw:rect>
        <draw:rect draw:style-name="Adresse" draw:layer="layout" svg:width="1.75cm" svg:height="0.5cm" svg:x="20cm" svg:y="15cm">
          <text:p text:style-name="P1">0x0000'1E00</text:p>
        </draw:rect>
        <draw:rect draw:style-name="Adresse" draw:layer="layout" svg:width="1.75cm" svg:height="0.5cm" svg:x="20cm" svg:y="15.5cm">
          <text:p text:style-name="P1">0x0000'1F00</text:p>
        </draw:rect>
        <draw:rect draw:style-name="Adresse" draw:layer="layout" svg:width="1.75cm" svg:height="0.5cm" svg:x="20cm" svg:y="16cm">
          <text:p text:style-name="P1">0x0000'2000</text:p>
        </draw:rect>
        <draw:rect draw:style-name="Adresse" draw:layer="layout" svg:width="1.75cm" svg:height="0.5cm" svg:x="20cm" svg:y="20.5cm">
          <text:p text:style-name="P1">0x0000'7FFF</text:p>
        </draw:rect>
        <draw:rect draw:style-name="standard" draw:text-style-name="P2" draw:layer="layout" svg:width="7.25cm" svg:height="18.5cm" svg:x="21.75cm" svg:y="2.5cm">
          <text:p/>
        </draw:rect>
        <draw:rect draw:style-name="gr12" draw:text-style-name="P2" draw:layer="layout" svg:width="1.75cm" svg:height="1.5cm" svg:x="20cm" svg:y="16.5cm">
          <text:p text:style-name="P2">⋮</text:p>
        </draw:rect>
        <draw:rect draw:style-name="Adresse" draw:layer="layout" svg:width="1.75cm" svg:height="0.5cm" svg:x="20cm" svg:y="18cm">
          <text:p text:style-name="P1">0x0000'7xxx</text:p>
        </draw:rect>
        <draw:rect draw:style-name="gr13" draw:text-style-name="P5" draw:layer="layout" svg:width="7cm" svg:height="0.5cm" svg:x="22cm" svg:y="3cm">
          <text:p><text:span text:style-name="T2">System reset, NMI interrupt</text:span></text:p>
        </draw:rect>
        <draw:rect draw:style-name="gr13" draw:text-style-name="P5" draw:layer="layout" svg:width="7cm" svg:height="0.5cm" svg:x="22cm" svg:y="2.5cm">
          <text:p><text:span text:style-name="T2">Reserved</text:span></text:p>
        </draw:rect>
        <draw:rect draw:style-name="gr13" draw:text-style-name="P5" draw:layer="layout" svg:width="7cm" svg:height="0.5cm" svg:x="22cm" svg:y="3.5cm">
          <text:p><text:span text:style-name="T2">Machine check</text:span></text:p>
        </draw:rect>
        <draw:rect draw:style-name="gr13" draw:text-style-name="P5" draw:layer="layout" svg:width="7cm" svg:height="0.5cm" svg:x="22cm" svg:y="4cm">
          <text:p><text:span text:style-name="T2">Reserved</text:span></text:p>
        </draw:rect>
        <draw:rect draw:style-name="gr13" draw:text-style-name="P5" draw:layer="layout" svg:width="7cm" svg:height="0.5cm" svg:x="22cm" svg:y="4.5cm">
          <text:p><text:span text:style-name="T2">Reserved</text:span></text:p>
        </draw:rect>
        <draw:rect draw:style-name="gr13" draw:layer="layout" svg:width="7cm" svg:height="0.5cm" svg:x="22cm" svg:y="4.6cm">
          <text:p><text:span text:style-name="T2">External</text:span> <text:span text:style-name="T2">Interrupt</text:span></text:p>
        </draw:rect>
        <draw:rect draw:style-name="gr13" draw:text-style-name="P5" draw:layer="layout" svg:width="7cm" svg:height="0.5cm" svg:x="22cm" svg:y="5.5cm">
          <text:p><text:span text:style-name="T2">Alignment</text:span></text:p>
        </draw:rect>
        <draw:rect draw:style-name="gr13" draw:text-style-name="P5" draw:layer="layout" svg:width="7cm" svg:height="0.5cm" svg:x="22cm" svg:y="6cm">
          <text:p><text:span text:style-name="T2">Program</text:span></text:p>
        </draw:rect>
        <draw:rect draw:style-name="gr13" draw:text-style-name="P5" draw:layer="layout" svg:width="7cm" svg:height="0.5cm" svg:x="22cm" svg:y="6.5cm">
          <text:p><text:span text:style-name="T2">Floating-point unavailable</text:span></text:p>
        </draw:rect>
        <draw:rect draw:style-name="gr13" draw:text-style-name="P5" draw:layer="layout" svg:width="7cm" svg:height="0.5cm" svg:x="22cm" svg:y="7cm">
          <text:p><text:span text:style-name="T2">Decrementer</text:span></text:p>
        </draw:rect>
        <draw:rect draw:style-name="gr13" draw:text-style-name="P5" draw:layer="layout" svg:width="7cm" svg:height="0.5cm" svg:x="22cm" svg:y="7.5cm">
          <text:p><text:span text:style-name="T2">Reserved</text:span></text:p>
        </draw:rect>
        <draw:rect draw:style-name="gr13" draw:text-style-name="P5" draw:layer="layout" svg:width="7cm" svg:height="0.5cm" svg:x="22cm" svg:y="8cm">
          <text:p><text:span text:style-name="T2">Reserved</text:span></text:p>
        </draw:rect>
        <draw:rect draw:style-name="gr13" draw:text-style-name="P5" draw:layer="layout" svg:width="7cm" svg:height="0.5cm" svg:x="22cm" svg:y="8.5cm">
          <text:p><text:span text:style-name="T2">System call</text:span></text:p>
        </draw:rect>
        <draw:rect draw:style-name="gr13" draw:text-style-name="P5" draw:layer="layout" svg:width="7cm" svg:height="0.5cm" svg:x="22cm" svg:y="9cm">
          <text:p><text:span text:style-name="T2">Trace</text:span></text:p>
        </draw:rect>
        <draw:rect draw:style-name="gr13" draw:text-style-name="P5" draw:layer="layout" svg:width="7cm" svg:height="0.5cm" svg:x="22cm" svg:y="9.5cm">
          <text:p><text:span text:style-name="T2">Floating-point assist</text:span></text:p>
        </draw:rect>
        <draw:rect draw:style-name="gr13" draw:text-style-name="P6" draw:layer="layout" svg:width="7cm" svg:height="0.5cm" svg:x="22cm" svg:y="10cm">
          <text:p><text:span text:style-name="T3">Implementation-dependent software emulation</text:span></text:p>
        </draw:rect>
        <draw:rect draw:style-name="gr13" draw:text-style-name="P5" draw:layer="layout" svg:width="7cm" svg:height="0.5cm" svg:x="22cm" svg:y="10.5cm">
          <text:p><text:span text:style-name="T2">Reserved</text:span></text:p>
        </draw:rect>
        <draw:rect draw:style-name="gr13" draw:text-style-name="P5" draw:layer="layout" svg:width="7cm" svg:height="0.5cm" svg:x="22cm" svg:y="11cm">
          <text:p><text:span text:style-name="T2">Reserved</text:span></text:p>
        </draw:rect>
        <draw:rect draw:style-name="gr13" draw:text-style-name="P6" draw:layer="layout" svg:width="7cm" svg:height="0.5cm" svg:x="22cm" svg:y="11.5cm">
          <text:p><text:span text:style-name="T3">Implementation-dependent instruction protection error</text:span></text:p>
        </draw:rect>
        <draw:rect draw:style-name="gr13" draw:text-style-name="P6" draw:layer="layout" svg:width="7cm" svg:height="0.5cm" svg:x="22cm" svg:y="12cm">
          <text:p><text:span text:style-name="T3">Implementation-dependent data protection error</text:span></text:p>
        </draw:rect>
        <draw:rect draw:style-name="gr13" draw:text-style-name="P5" draw:layer="layout" svg:width="7cm" svg:height="0.5cm" svg:x="22cm" svg:y="13cm">
          <text:p><text:span text:style-name="T2">Reserved</text:span></text:p>
        </draw:rect>
        <draw:rect draw:style-name="gr13" draw:text-style-name="P6" draw:layer="layout" svg:width="7cm" svg:height="0.5cm" svg:x="22cm" svg:y="14cm">
          <text:p><text:span text:style-name="T3">Implementation-dependent data breakpoint</text:span></text:p>
        </draw:rect>
        <draw:rect draw:style-name="gr13" draw:text-style-name="P6" draw:layer="layout" svg:width="7cm" svg:height="0.5cm" svg:x="22cm" svg:y="14.5cm">
          <text:p><text:span text:style-name="T3">Implementation-dependent instruction breakpoint</text:span></text:p>
        </draw:rect>
        <draw:rect draw:style-name="gr13" draw:text-style-name="P6" draw:layer="layout" svg:width="7cm" svg:height="0.5cm" svg:x="22cm" svg:y="15cm">
          <text:p><text:span text:style-name="T3">Implementation-dependent maskable external breakp.</text:span></text:p>
        </draw:rect>
        <draw:rect draw:style-name="gr13" draw:text-style-name="P6" draw:layer="layout" svg:width="7cm" svg:height="0.5cm" svg:x="22cm" svg:y="15.5cm">
          <text:p><text:span text:style-name="T3">Implementation-dependent non-maskable ext. breakp.</text:span></text:p>
        </draw:rect>
        <draw:rect draw:style-name="gr13" draw:text-style-name="P5" draw:layer="layout" svg:width="7cm" svg:height="1cm" svg:x="22cm" svg:y="17cm">
          <text:p><text:span text:style-name="T2">System table</text:span></text:p>
        </draw:rect>
        <draw:frame draw:style-name="gr14" draw:text-style-name="P7" draw:layer="layout" svg:width="8cm" svg:height="1cm" svg:x="2.5cm" svg:y="1.5cm">
          <draw:text-box>
            <text:p><text:span text:style-name="T4">General Memory Map:</text:span></text:p>
          </draw:text-box>
        </draw:frame>
        <draw:frame draw:style-name="gr14" draw:text-style-name="P7" draw:layer="layout" svg:width="7.25cm" svg:height="1cm" svg:x="21.75cm" svg:y="1.5cm">
          <draw:text-box>
            <text:p><text:span text:style-name="T4">Details to dual-mapped memory section:</text:span></text:p>
          </draw:text-box>
        </draw:frame>
        <draw:custom-shape draw:style-name="gr15" draw:text-style-name="P2" draw:layer="layout" svg:width="0.75cm" svg:height="13.5cm" svg:x="29.25cm" svg:y="2.5cm">
          <text:p/>
          <draw:enhanced-geometry svg:viewBox="0 0 21600 21600" draw:glue-points="0 0 0 21600 21600 10800" draw:text-areas="0 ?f9 7800 ?f10" draw:type="right-brace" draw:modifiers="715.147026146211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5" draw:text-style-name="P2" draw:layer="layout" svg:width="0.75cm" svg:height="2.5cm" svg:x="29.25cm" svg:y="16cm">
          <text:p/>
          <draw:enhanced-geometry svg:viewBox="0 0 21600 21600" draw:glue-points="0 0 0 21600 21600 10800" draw:text-areas="0 ?f9 7800 ?f10" draw:type="right-brace" draw:modifiers="3143.7025189924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6" draw:layer="layout" svg:width="13.5cm" svg:height="0.75cm" draw:transform="rotate (1.5707963267949) translate (30.25cm 16cm)">
          <draw:text-box>
            <text:p>Exception code</text:p>
          </draw:text-box>
        </draw:frame>
        <draw:frame draw:style-name="gr16" draw:layer="layout" svg:width="2.5cm" svg:height="0.75cm" draw:transform="rotate (1.5707963267949) translate (30.25cm 18.5cm)">
          <draw:text-box>
            <text:p>System table</text:p>
          </draw:text-box>
        </draw:frame>
        <draw:line draw:style-name="gr2" draw:text-style-name="P2" draw:layer="layout" svg:x1="20cm" svg:y1="21cm" svg:x2="21.75cm" svg:y2="21cm">
          <text:p/>
        </draw:line>
        <draw:frame draw:style-name="gr14" draw:text-style-name="P7" draw:layer="layout" svg:width="7cm" svg:height="1cm" svg:x="21.75cm" svg:y="21.5cm">
          <draw:text-box>
            <text:p><text:span text:style-name="T4">Details to external flash:</text:span></text:p>
          </draw:text-box>
        </draw:frame>
        <draw:rect draw:style-name="gr17" draw:text-style-name="P3" draw:layer="layout" svg:width="4cm" svg:height="0.5cm" svg:x="17.75cm" svg:y="22.75cm">
          <text:p text:style-name="P3">0x0100'0000 ... 0x0100'7FFF</text:p>
        </draw:rect>
        <draw:rect draw:style-name="gr17" draw:text-style-name="P3" draw:layer="layout" svg:width="4cm" svg:height="0.5cm" svg:x="17.75cm" svg:y="23.5cm">
          <text:p text:style-name="P3">0x0100'8000 ... 0x0100'BFFF</text:p>
        </draw:rect>
        <draw:rect draw:style-name="gr17" draw:text-style-name="P3" draw:layer="layout" svg:width="4cm" svg:height="0.5cm" svg:x="17.75cm" svg:y="24cm">
          <text:p text:style-name="P3">0x0100'C000 ... 0x0100'FFFF</text:p>
        </draw:rect>
        <draw:rect draw:style-name="gr17" draw:text-style-name="P3" draw:layer="layout" svg:width="4cm" svg:height="0.5cm" svg:x="17.75cm" svg:y="25.25cm">
          <text:p text:style-name="P3">0x0101'0000 ... 0x0101'FFFF</text:p>
        </draw:rect>
        <draw:rect draw:style-name="gr17" draw:text-style-name="P3" draw:layer="layout" svg:width="4cm" svg:height="0.5cm" svg:x="17.75cm" svg:y="28.25cm">
          <text:p text:style-name="P3">0x0102'0000 ... 0x0103'FFFF</text:p>
        </draw:rect>
        <draw:rect draw:style-name="gr17" draw:text-style-name="P3" draw:layer="layout" svg:width="1cm" svg:height="0.5cm" svg:x="22cm" svg:y="22.75cm">
          <text:p text:style-name="P3">BS_0</text:p>
        </draw:rect>
        <draw:rect draw:style-name="gr17" draw:text-style-name="P3" draw:layer="layout" svg:width="1cm" svg:height="0.5cm" svg:x="22cm" svg:y="23.5cm">
          <text:p text:style-name="P3">BS_1</text:p>
        </draw:rect>
        <draw:rect draw:style-name="gr17" draw:text-style-name="P3" draw:layer="layout" svg:width="1cm" svg:height="0.5cm" svg:x="22cm" svg:y="24cm">
          <text:p text:style-name="P3">BS_2</text:p>
        </draw:rect>
        <draw:rect draw:style-name="gr17" draw:text-style-name="P3" draw:layer="layout" svg:width="1cm" svg:height="0.5cm" svg:x="22cm" svg:y="25.25cm">
          <text:p text:style-name="P3">BS_3</text:p>
        </draw:rect>
        <draw:rect draw:style-name="gr17" draw:text-style-name="P3" draw:layer="layout" svg:width="1cm" svg:height="0.5cm" svg:x="22cm" svg:y="28.25cm">
          <text:p text:style-name="P3">DS_0</text:p>
        </draw:rect>
        <draw:rect draw:style-name="gr18" draw:text-style-name="P1" draw:layer="layout" svg:width="1.5cm" svg:height="0.5cm" svg:x="27.25cm" svg:y="22.75cm">
          <text:p text:style-name="P1">32 KiB</text:p>
        </draw:rect>
        <draw:rect draw:style-name="gr18" draw:text-style-name="P3" draw:layer="layout" svg:width="1.5cm" svg:height="0.5cm" svg:x="27.25cm" svg:y="23.5cm">
          <text:p text:style-name="P3">16 KiB</text:p>
        </draw:rect>
        <draw:rect draw:style-name="gr18" draw:text-style-name="P3" draw:layer="layout" svg:width="1.5cm" svg:height="0.5cm" svg:x="27.25cm" svg:y="24cm">
          <text:p text:style-name="P3">16 KiB</text:p>
        </draw:rect>
        <draw:rect draw:style-name="gr18" draw:text-style-name="P3" draw:layer="layout" svg:width="1.5cm" svg:height="0.5cm" svg:x="27.25cm" svg:y="25.25cm">
          <text:p text:style-name="P3">64 KiB</text:p>
        </draw:rect>
        <draw:rect draw:style-name="gr18" draw:text-style-name="P3" draw:layer="layout" svg:width="1.5cm" svg:height="0.5cm" svg:x="27.25cm" svg:y="28.25cm">
          <text:p text:style-name="P3">128 KiB</text:p>
        </draw:rect>
        <draw:rect draw:style-name="standard" draw:text-style-name="P2" draw:layer="layout" svg:width="7.25cm" svg:height="4cm" svg:x="21.75cm" svg:y="26.5cm">
          <text:p/>
        </draw:rect>
        <draw:rect draw:style-name="gr17" draw:text-style-name="P3" draw:layer="layout" svg:width="4cm" svg:height="0.5cm" svg:x="17.75cm" svg:y="32.25cm">
          <text:p text:style-name="P3">0x0104'0000 ... 0x0105'FFFF</text:p>
        </draw:rect>
        <draw:rect draw:style-name="gr17" draw:text-style-name="P3" draw:layer="layout" svg:width="1cm" svg:height="0.5cm" svg:x="22cm" svg:y="32.25cm">
          <text:p text:style-name="P3">DS_1</text:p>
        </draw:rect>
        <draw:rect draw:style-name="gr18" draw:text-style-name="P3" draw:layer="layout" svg:width="1.5cm" svg:height="0.5cm" svg:x="27.25cm" svg:y="32.25cm">
          <text:p text:style-name="P3">128 KiB</text:p>
        </draw:rect>
        <draw:rect draw:style-name="standard" draw:text-style-name="P2" draw:layer="layout" svg:width="7.25cm" svg:height="4cm" svg:x="21.75cm" svg:y="30.5cm">
          <text:p/>
        </draw:rect>
        <draw:rect draw:style-name="gr19" draw:text-style-name="P3" draw:layer="layout" svg:width="1cm" svg:height="0.5cm" svg:x="22.25cm" svg:y="35.25cm">
          <text:p/>
        </draw:rect>
        <draw:rect draw:style-name="gr17" draw:text-style-name="P3" draw:layer="layout" svg:width="4cm" svg:height="0.5cm" svg:x="17.75cm" svg:y="37.25cm">
          <text:p text:style-name="P3">0x013E'0000 ... 0x013F'FFFF</text:p>
        </draw:rect>
        <draw:rect draw:style-name="gr17" draw:text-style-name="P3" draw:layer="layout" svg:width="1cm" svg:height="0.5cm" svg:x="22cm" svg:y="37.25cm">
          <text:p text:style-name="P3">DS_30</text:p>
        </draw:rect>
        <draw:rect draw:style-name="gr18" draw:text-style-name="P3" draw:layer="layout" svg:width="1.5cm" svg:height="0.5cm" svg:x="27.25cm" svg:y="37.25cm">
          <text:p text:style-name="P3">128 KiB</text:p>
        </draw:rect>
        <draw:rect draw:style-name="standard" draw:text-style-name="P2" draw:layer="layout" svg:width="7.25cm" svg:height="4cm" svg:x="21.75cm" svg:y="35.5cm">
          <text:p/>
        </draw:rect>
        <draw:line draw:style-name="gr6" draw:text-style-name="P2" draw:layer="layout" svg:x1="21.75cm" svg:y1="34.5cm" svg:x2="21.75cm" svg:y2="35.5cm">
          <text:p/>
        </draw:line>
        <draw:line draw:style-name="gr6" draw:text-style-name="P2" draw:layer="layout" svg:x1="29cm" svg:y1="34.5cm" svg:x2="29cm" svg:y2="35.5cm">
          <text:p/>
        </draw:line>
        <draw:rect draw:style-name="standard" draw:text-style-name="P2" draw:layer="layout" svg:width="7.25cm" svg:height="2cm" svg:x="21.75cm" svg:y="24.5cm">
          <text:p/>
        </draw:rect>
        <draw:rect draw:style-name="standard" draw:text-style-name="P2" draw:layer="layout" svg:width="7.25cm" svg:height="0.5cm" svg:x="21.75cm" svg:y="24cm">
          <text:p/>
        </draw:rect>
        <draw:rect draw:style-name="standard" draw:text-style-name="P2" draw:layer="layout" svg:width="7.25cm" svg:height="0.5cm" svg:x="21.75cm" svg:y="23.5cm">
          <text:p/>
        </draw:rect>
        <draw:rect draw:style-name="standard" draw:text-style-name="P2" draw:layer="layout" svg:width="7.25cm" svg:height="1cm" svg:x="21.75cm" svg:y="22.5cm">
          <text:p/>
        </draw:rect>
        <draw:frame draw:style-name="gr20" draw:text-style-name="P8" draw:layer="layout" svg:width="31cm" svg:height="0.75cm" svg:x="0cm" svg:y="0.5cm">
          <draw:text-box>
            <text:p text:style-name="P2"><text:span text:style-name="T5">deep: Memory Map for NTB MPC555 Headerboard</text:span></text:p>
          </draw:text-box>
        </draw:frame>
        <draw:line draw:style-name="gr2" draw:text-style-name="P2" draw:layer="layout" svg:x1="10.5cm" svg:y1="29cm" svg:x2="14cm" svg:y2="29cm">
          <text:p/>
        </draw:line>
        <draw:line draw:style-name="gr2" draw:text-style-name="P2" draw:layer="layout" svg:x1="10.5cm" svg:y1="22.5cm" svg:x2="21.75cm" svg:y2="22.5cm">
          <text:p/>
        </draw:line>
        <draw:path draw:style-name="gr11" draw:text-style-name="P2" draw:layer="layout" svg:width="5.999cm" svg:height="10.499cm" svg:x="14cm" svg:y="29cm" svg:viewBox="0 0 6000 10500" svg:d="m0 0c6000 0 0 10500 6000 10500">
          <text:p/>
        </draw:path>
        <draw:line draw:style-name="gr2" draw:text-style-name="P2" draw:layer="layout" svg:x1="20cm" svg:y1="39.5cm" svg:x2="21.75cm" svg:y2="39.5cm">
          <text:p/>
        </draw:line>
        <draw:rect draw:style-name="gr17" draw:text-style-name="P3" draw:layer="layout" svg:width="1cm" svg:height="0.5cm" svg:x="22cm" svg:y="34.75cm">
          <text:p text:style-name="P3">DS_2 ⋯ DS_30</text:p>
        </draw:rect>
        <draw:rect draw:style-name="gr18" draw:text-style-name="P3" draw:layer="layout" svg:width="2cm" svg:height="0.5cm" svg:x="26.75cm" svg:y="34.75cm">
          <text:p text:style-name="P3">29 x 128 KiB</text:p>
        </draw:rect>
        <draw:frame draw:style-name="gr21" draw:layer="layout" svg:width="7cm" svg:height="1.75cm" svg:x="2.5cm" svg:y="36.75cm">
          <draw:text-box>
            <text:p>- Drawing not to scale</text:p>
            <text:p>- Units use binary prefixes:<text:line-break/> <text:s/>1 KiB = 1024 Byte<text:line-break/> <text:s/>1 MiB = 1024 KiB = 1'048'576 Byte</text:p>
          </draw:text-box>
        </draw:frame>
        <draw:frame draw:style-name="gr14" draw:text-style-name="P7" draw:layer="layout" svg:width="7cm" svg:height="1cm" svg:x="2.5cm" svg:y="35.75cm">
          <draw:text-box>
            <text:p><text:span text:style-name="T4">Please note: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46" draw:fill-image-name="Bitmape_20_1" draw:fill-image-width="0cm" draw:fill-image-height="0cm" draw:textarea-horizontal-align="left" draw:textarea-vertical-align="middle" fo:padding-top="0cm" fo:padding-bottom="0cm" fo:padding-left="0.2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dresse" style:family="graphic" style:parent-style-name="standard">
      <style:graphic-properties draw:stroke="none" draw:textarea-horizontal-align="right" draw:textarea-vertical-align="middle" fo:padding-top="0cm" fo:padding-bottom="0cm" fo:padding-left="0cm" fo:padding-right="0.1cm"/>
      <style:paragraph-properties fo:text-align="end"/>
      <style:text-properties fo:font-size="8pt"/>
    </style:style>
    <style:style style:name="Grösse" style:family="graphic">
      <style:graphic-properties draw:textarea-horizontal-align="right" draw:textarea-vertical-align="bottom" fo:padding-bottom="0.2cm" fo:padding-left="0cm" fo:padding-right="0.2cm"/>
      <style:text-properties fo:font-size="10pt"/>
    </style:style>
    <style:style style:name="Exception_20_Beschreibung" style:display-name="Exception Beschreibung" style:family="graphic">
      <style:graphic-properties draw:textarea-horizontal-align="left" fo:padding-left="0.1cm" fo:padding-right="0cm"/>
      <style:paragraph-properties fo:text-align="start"/>
    </style:style>
  </office:styles>
  <office:automatic-styles>
    <style:page-layout style:name="PM0">
      <style:page-layout-properties fo:margin-top="0cm" fo:margin-bottom="0cm" fo:margin-left="0cm" fo:margin-right="0cm" fo:page-width="31cm" fo:page-height="4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tin Züger</meta:initial-creator>
    <meta:creation-date>2011-05-24T09:27:34.51</meta:creation-date>
    <dc:date>2014-05-13T08:13:41.25</dc:date>
    <dc:creator>Urs Graf</dc:creator>
    <meta:editing-duration>PT2H49M35S</meta:editing-duration>
    <meta:editing-cycles>19</meta:editing-cycles>
    <meta:generator>LibreOffice/3.4$Win32 LibreOffice_project/340m1$Build-103</meta:generator>
    <meta:printed-by>Martin Züger</meta:printed-by>
    <meta:print-date>2011-05-24T11:34:28.49</meta:print-date>
    <meta:document-statistic meta:object-count="160"/>
  </office:meta>
</office:document-meta>
</file>